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Blau">
      <style:graphic-properties draw:textarea-horizontal-align="justify" draw:auto-grow-height="false"/>
    </style:style>
    <style:style style:name="gr3" style:family="graphic" style:parent-style-name="BlauPfeil">
      <style:graphic-properties draw:textarea-horizontal-align="center"/>
    </style:style>
    <style:style style:name="gr4" style:family="graphic" style:parent-style-name="Guen">
      <style:graphic-properties draw:textarea-horizontal-align="justify" draw:auto-grow-height="false"/>
    </style:style>
    <style:style style:name="gr5" style:family="graphic" style:parent-style-name="GruenPfeil">
      <style:graphic-properties draw:textarea-horizontal-align="center"/>
    </style:style>
    <style:style style:name="gr6" style:family="graphic" style:parent-style-name="RelationPfeil">
      <style:graphic-properties draw:textarea-horizontal-align="center"/>
    </style:style>
    <style:style style:name="gr7" style:family="graphic" style:parent-style-name="Rot">
      <style:graphic-properties draw:textarea-horizontal-align="justify" draw:auto-grow-height="false"/>
    </style:style>
    <style:style style:name="gr8" style:family="graphic" style:parent-style-name="RotPfeil">
      <style:graphic-properties draw:textarea-horizontal-align="center"/>
    </style:style>
    <style:style style:name="gr9" style:family="graphic" style:parent-style-name="Relation">
      <style:graphic-properties draw:textarea-horizontal-align="center"/>
    </style:style>
    <style:style style:name="gr10" style:family="graphic" style:parent-style-name="Rot">
      <style:graphic-properties draw:textarea-horizontal-align="justify" draw:auto-grow-height="false" fo:min-height="0cm" fo:min-width="0cm" fo:wrap-option="no-wrap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Blau">
      <style:graphic-properties draw:textarea-horizontal-align="justify" draw:auto-grow-height="false" fo:min-height="0cm" fo:min-width="0cm" fo:wrap-option="no-wrap"/>
    </style:style>
    <style:style style:name="gr13" style:family="graphic" style:parent-style-name="Guen">
      <style:graphic-properties draw:textarea-horizontal-align="justify" draw:auto-grow-height="false" fo:min-height="0cm" fo:min-width="0cm" fo:wrap-option="no-wrap"/>
    </style:style>
    <style:style style:name="gr14" style:family="graphic" style:parent-style-name="Relation">
      <style:graphic-properties draw:textarea-horizontal-align="center"/>
    </style:style>
    <style:style style:name="gr15" style:family="graphic" style:parent-style-name="ClassName">
      <style:graphic-properties draw:auto-grow-height="false"/>
    </style:style>
    <style:style style:name="gr16" style:family="graphic" style:parent-style-name="ClassBody">
      <style:graphic-properties draw:auto-grow-height="false"/>
    </style:style>
    <style:style style:name="gr17" style:family="graphic" style:parent-style-name="standard">
      <style:graphic-properties draw:marker-end="Arrow" draw:marker-end-width="0.3cm" draw:textarea-horizontal-align="center"/>
    </style:style>
    <style:style style:name="gr18" style:family="graphic" style:parent-style-name="title">
      <style:graphic-properties fo:min-height="1.782cm"/>
    </style:style>
    <style:style style:name="gr19" style:family="graphic" style:parent-style-name="Inheritance">
      <style:graphic-properties draw:textarea-horizontal-align="center"/>
    </style:style>
    <style:style style:name="gr20" style:family="graphic" style:parent-style-name="standard">
      <style:graphic-properties draw:textarea-horizontal-align="left" draw:textarea-vertical-align="top" draw:auto-grow-height="false" fo:min-height="0cm" fo:min-width="0cm" fo:wrap-option="no-wrap"/>
    </style:style>
    <style:style style:name="gr21" style:family="graphic" style:parent-style-name="TableCell">
      <style:graphic-properties draw:textarea-horizontal-align="justify" draw:auto-grow-height="false"/>
    </style:style>
    <style:style style:name="gr22" style:family="graphic" style:parent-style-name="TableCell">
      <style:graphic-properties draw:textarea-horizontal-align="justify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auto-grow-height="false" fo:min-height="0.597cm"/>
    </style:style>
    <style:style style:name="gr26" style:family="graphic" style:parent-style-name="standard">
      <style:graphic-properties draw:stroke="none" svg:stroke-color="#000000" draw:fill="none" draw:fill-color="#ffffff" fo:min-height="0.597cm"/>
    </style:style>
    <style:style style:name="gr27" style:family="graphic" style:parent-style-name="TableCell">
      <style:graphic-properties draw:stroke="none" fo:min-height="3.7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4cm" fo:min-width="4.39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4.393cm"/>
    </style:style>
    <style:style style:name="gr30" style:family="graphic" style:parent-style-name="standard">
      <style:graphic-properties draw:stroke="none" svg:stroke-color="#000000" draw:fill="none" draw:fill-color="#ffffff" fo:min-height="1.51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44pt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size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4.448cm" svg:height="0.964cm" svg:x="23.726cm" svg:y="17.109cm">
          <text:p text:style-name="P1">ViewContentProvider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3.487cm" svg:height="1.134cm" svg:x="24.134cm" svg:y="13.609cm">
          <text:p text:style-name="P1">viewerRow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5.95cm" svg:y1="17.109cm" svg:x2="25.877cm" svg:y2="14.743cm" draw:start-shape="id1" draw:start-glue-point="0" draw:end-shape="id2" draw:end-glue-point="2" svg:d="m25950 17109-73-2366">
          <text:p text:style-name="P1"><text:s text:c="2"/>3</text:p>
        </draw:connector>
        <draw:connector draw:style-name="gr3" draw:text-style-name="P1" draw:layer="layout" draw:type="line" svg:x1="25.007cm" svg:y1="5.991cm" svg:x2="25.877cm" svg:y2="13.609cm" draw:start-shape="id3" draw:start-glue-point="2" draw:end-shape="id2" svg:d="m25007 5991 870 7618">
          <text:p text:style-name="P1">1 Update Datastructure</text:p>
        </draw:connector>
        <draw:custom-shape draw:style-name="gr1" draw:text-style-name="P2" draw:id="id8" draw:layer="layout" svg:width="3.368cm" svg:height="1.044cm" svg:x="14.831cm" svg:y="9.555cm">
          <text:p text:style-name="P1">ViewLabelProvider<text:line-break/>getColumnText()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3.368cm" svg:height="1.044cm" svg:x="18.872cm" svg:y="11.19cm">
          <text:p text:style-name="P1">ViewLabelProvider<text:line-break/>getForeground()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.368cm" svg:height="1.044cm" svg:x="11.742cm" svg:y="18.361cm">
          <text:p text:style-name="P1">fllContextMenu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.368cm" svg:height="1.044cm" svg:x="20.028cm" svg:y="18.414cm">
          <text:p text:style-name="P1">doubleClicked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3.368cm" svg:height="1.044cm" svg:x="15.859cm" svg:y="18.362cm">
          <text:p text:style-name="P1">pathalogicAction</text:p>
          <draw:enhanced-geometry svg:viewBox="0 0 21600 21600" draw:type="rectangle" draw:enhanced-path="M 0 0 L 21600 0 21600 21600 0 21600 0 0 Z N"/>
        </draw:custom-shape>
        <draw:custom-shape draw:style-name="gr4" draw:text-style-name="P2" draw:id="id5" draw:layer="layout" svg:width="3.527cm" svg:height="1.044cm" svg:x="14.709cm" svg:y="13.824cm">
          <text:p text:style-name="P1">LabRowValue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.426cm" svg:y1="18.361cm" svg:x2="16.472cm" svg:y2="14.868cm" draw:start-shape="id4" draw:start-glue-point="0" draw:end-shape="id5" draw:end-glue-point="2" svg:d="m13426 18361 3046-3493">
          <text:p text:style-name="P1"><text:s text:c="3"/>3</text:p>
        </draw:connector>
        <draw:connector draw:style-name="gr5" draw:text-style-name="P1" draw:layer="layout" draw:type="line" svg:x1="17.543cm" svg:y1="18.362cm" svg:x2="16.472cm" svg:y2="14.868cm" draw:start-shape="id6" draw:start-glue-point="0" draw:end-shape="id5" draw:end-glue-point="2" svg:d="m17543 18362-1071-3494">
          <text:p text:style-name="P1"><text:s/>3</text:p>
        </draw:connector>
        <draw:connector draw:style-name="gr5" draw:text-style-name="P1" draw:layer="layout" draw:type="line" svg:x1="21.712cm" svg:y1="18.414cm" svg:x2="16.472cm" svg:y2="14.868cm" draw:start-shape="id7" draw:start-glue-point="0" draw:end-shape="id5" draw:end-glue-point="2" svg:d="m21712 18414-5240-3546">
          <text:p text:style-name="P1"><text:s text:c="6"/>3</text:p>
        </draw:connector>
        <draw:connector draw:style-name="gr5" draw:text-style-name="P1" draw:layer="layout" draw:type="line" svg:x1="16.515cm" svg:y1="10.599cm" svg:x2="16.472cm" svg:y2="13.824cm" draw:start-shape="id8" draw:start-glue-point="2" draw:end-shape="id5" draw:end-glue-point="0" svg:d="m16515 10599-43 3225">
          <text:p text:style-name="P1"><text:s text:c="3"/>3</text:p>
        </draw:connector>
        <draw:connector draw:style-name="gr5" draw:text-style-name="P1" draw:layer="layout" draw:type="line" svg:x1="20.556cm" svg:y1="12.234cm" svg:x2="16.472cm" svg:y2="13.824cm" draw:start-shape="id9" draw:start-glue-point="2" draw:end-shape="id5" draw:end-glue-point="0" svg:d="m20556 12234-4084 1590">
          <text:p text:style-name="P1"><text:s text:c="4"/>3</text:p>
        </draw:connector>
        <draw:connector draw:style-name="gr6" draw:text-style-name="P1" draw:layer="layout" draw:type="line" svg:x1="24.134cm" svg:y1="14.176cm" svg:x2="18.236cm" svg:y2="14.346cm" draw:start-shape="id2" draw:start-glue-point="3" draw:end-shape="id5" draw:end-glue-point="1" svg:d="m24134 14176-5898 170">
          <text:p text:style-name="P1"><text:line-break/>contains</text:p>
        </draw:connector>
        <draw:custom-shape draw:style-name="gr7" draw:text-style-name="P2" draw:id="id10" draw:layer="layout" svg:width="3.527cm" svg:height="1.044cm" svg:x="6.416cm" svg:y="14.032cm">
          <text:p text:style-name="P1">tableDates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21.712cm" svg:y1="18.414cm" svg:x2="8.179cm" svg:y2="15.076cm" draw:start-shape="id7" draw:start-glue-point="0" draw:end-shape="id10" draw:end-glue-point="2" svg:d="m21712 18414-13533-3338">
          <text:p text:style-name="P1">3</text:p>
        </draw:connector>
        <draw:connector draw:style-name="gr8" draw:text-style-name="P1" draw:layer="layout" draw:type="line" svg:x1="17.543cm" svg:y1="18.362cm" svg:x2="8.179cm" svg:y2="15.076cm" draw:start-shape="id6" draw:start-glue-point="0" draw:end-shape="id10" draw:end-glue-point="2" svg:d="m17543 18362-9364-3286">
          <text:p text:style-name="P1">3</text:p>
        </draw:connector>
        <draw:connector draw:style-name="gr8" draw:text-style-name="P1" draw:layer="layout" draw:type="line" svg:x1="13.426cm" svg:y1="18.361cm" svg:x2="8.179cm" svg:y2="15.076cm" draw:start-shape="id4" draw:start-glue-point="0" draw:end-shape="id10" draw:end-glue-point="2" svg:d="m13426 18361-5247-3285">
          <text:p text:style-name="P1">3</text:p>
        </draw:connector>
        <draw:connector draw:style-name="gr8" draw:text-style-name="P1" draw:layer="layout" draw:type="line" svg:x1="16.515cm" svg:y1="10.599cm" svg:x2="8.179cm" svg:y2="14.032cm" draw:start-shape="id8" draw:start-glue-point="2" draw:end-shape="id10" draw:end-glue-point="0" svg:d="m16515 10599-8336 3433">
          <text:p text:style-name="P1"><text:s text:c="10"/>3</text:p>
        </draw:connector>
        <draw:connector draw:style-name="gr8" draw:text-style-name="P1" draw:layer="layout" draw:type="line" svg:x1="20.556cm" svg:y1="12.234cm" svg:x2="8.179cm" svg:y2="14.032cm" draw:start-shape="id9" draw:start-glue-point="2" draw:end-shape="id10" draw:end-glue-point="0" svg:d="m20556 12234-12377 1798">
          <text:p text:style-name="P1">3</text:p>
        </draw:connector>
        <draw:custom-shape draw:style-name="gr1" draw:text-style-name="P2" draw:id="id11" draw:layer="layout" svg:width="3.368cm" svg:height="1.044cm" svg:x="3.813cm" svg:y="10.599cm">
          <text:p text:style-name="P1">updateViewerPag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5.497cm" svg:y1="11.643cm" svg:x2="8.179cm" svg:y2="14.032cm" draw:start-shape="id11" draw:start-glue-point="2" draw:end-shape="id10" draw:end-glue-point="0" svg:d="m5497 11643 2682 2389">
          <text:p text:style-name="P1">2 <text:s text:c="9"/></text:p>
        </draw:connector>
        <draw:custom-shape draw:style-name="gr1" draw:text-style-name="P2" draw:id="id12" draw:layer="layout" svg:width="3.368cm" svg:height="1.044cm" svg:x="8.767cm" svg:y="9.555cm">
          <text:p text:style-name="P1">DateEditinigSupport<text:line-break/>getValu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0.451cm" svg:y1="10.599cm" svg:x2="8.179cm" svg:y2="14.032cm" draw:start-shape="id12" draw:start-glue-point="2" draw:end-shape="id10" draw:end-glue-point="0" svg:d="m10451 10599-2272 3433">
          <text:p text:style-name="P1">3 <text:s text:c="3"/></text:p>
        </draw:connector>
        <draw:custom-shape draw:style-name="gr2" draw:text-style-name="P2" draw:id="id13" draw:layer="layout" svg:width="3.368cm" svg:height="1.044cm" svg:x="14.261cm" svg:y="4.958cm">
          <draw:glue-point draw:id="4" svg:x="3.156cm" svg:y="5cm"/>
          <text:p text:style-name="P1">availableDates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.368cm" svg:height="1.044cm" svg:x="23.323cm" svg:y="4.947cm">
          <text:p text:style-name="P1">reload(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draw:line-skew="0cm -0.428cm" svg:x1="25.007cm" svg:y1="4.947cm" svg:x2="17.629cm" svg:y2="5.48cm" draw:start-shape="id3" draw:start-glue-point="0" draw:end-shape="id13" draw:end-glue-point="1" svg:d="m25007 4947c0-750-2467-625-3395-305s-317 838-3983 838">
          <text:p text:style-name="P1">1 set</text:p>
        </draw:connector>
        <draw:connector draw:style-name="gr3" draw:text-style-name="P1" draw:layer="layout" draw:type="curve" draw:line-skew="0cm 0.809cm" svg:x1="25.007cm" svg:y1="5.991cm" svg:x2="17.629cm" svg:y2="5.48cm" draw:start-shape="id3" draw:start-glue-point="2" draw:end-shape="id13" draw:end-glue-point="1" svg:d="m25007 5991c0 750-1849 625-2313 310s456-821-5065-821">
          <text:p text:style-name="P1">1 lastPage/currentPage</text:p>
        </draw:connector>
        <draw:connector draw:style-name="gr3" draw:text-style-name="P1" draw:layer="layout" draw:type="curve" svg:x1="3.813cm" svg:y1="11.121cm" svg:x2="3.349cm" svg:y2="6.332cm" draw:start-shape="id11" draw:start-glue-point="3" draw:end-shape="id14" draw:end-glue-point="2" svg:d="m3813 11121c-750 0-625-1315-553-1703s89 152 89-3086">
          <text:p text:style-name="P1">PageOffset <text:s text:c="16"/></text:p>
        </draw:connector>
        <draw:connector draw:style-name="gr3" draw:text-style-name="P1" draw:layer="layout" draw:type="curve" svg:x1="7.181cm" svg:y1="11.121cm" svg:x2="5.404cm" svg:y2="5.81cm" draw:start-shape="id11" draw:start-glue-point="1" draw:end-shape="id14" draw:end-glue-point="1" svg:d="m7181 11121c750 0 1638-5311-1777-5311">
          <text:p text:style-name="P1"><text:s text:c="7"/>Set tableColumn Dates</text:p>
        </draw:connector>
        <draw:connector draw:style-name="gr9" draw:text-style-name="P1" draw:layer="layout" draw:type="curve" svg:x1="6.416cm" svg:y1="14.554cm" svg:x2="3.349cm" svg:y2="6.332cm" draw:start-shape="id10" draw:start-glue-point="3" draw:end-shape="id14" draw:end-glue-point="2" svg:d="m6416 14554c-2045 0-3067-2740-3067-8222">
          <text:p text:style-name="P1">tableDates is a viewport of dateColumns</text:p>
        </draw:connector>
        <draw:custom-shape draw:style-name="gr10" draw:text-style-name="P4" draw:id="id15" draw:layer="layout" svg:width="4.864cm" svg:height="1.791cm" svg:x="3.315cm" svg:y="16.061cm">
          <text:p text:style-name="P3">TableDates: Contains date and index for multiple results on the same day</text:p>
          <draw:enhanced-geometry svg:viewBox="0 0 21600 21600" draw:glue-points="10800 0 0 10800 10800 21600 21600 10800 ?f40 ?f41" draw:text-areas="0 0 21600 21600" draw:type="rectangular-callout" draw:modifiers="10202.8365878726 -23371.8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2" draw:layer="layout" draw:type="line" svg:x1="5.746cm" svg:y1="16.061cm" svg:x2="6.416cm" svg:y2="14.554cm" draw:start-shape="id15" draw:start-glue-point="4" draw:end-shape="id10" draw:end-glue-point="3" svg:d="m5746 16061 670-1507">
          <text:p text:style-name="P5"/>
        </draw:connector>
        <draw:custom-shape draw:style-name="gr12" draw:text-style-name="P4" draw:id="id16" draw:layer="layout" svg:width="4.864cm" svg:height="1.791cm" svg:x="14.658cm" svg:y="2.111cm">
          <text:p text:style-name="P3">AvailableDates: contains dates for which labresults exist</text:p>
          <draw:enhanced-geometry svg:viewBox="0 0 21600 21600" draw:glue-points="10800 0 0 10800 10800 21600 21600 10800 ?f40 ?f41" draw:text-areas="0 0 21600 21600" draw:type="rectangular-callout" draw:modifiers="-2157.78006166495 31098.2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2" draw:layer="layout" draw:type="line" svg:x1="17.089cm" svg:y1="3.9cm" svg:x2="15.945cm" svg:y2="4.958cm" draw:start-shape="id16" draw:start-glue-point="6" draw:end-shape="id13" draw:end-glue-point="0" svg:d="m17089 3900-1144 1058">
          <text:p text:style-name="P5"/>
        </draw:connector>
        <draw:custom-shape draw:style-name="gr4" draw:text-style-name="P2" draw:id="id17" draw:layer="layout" svg:width="3.368cm" svg:height="1.044cm" svg:x="1.684cm" svg:y="3.994cm">
          <draw:glue-point draw:id="4" svg:x="3.156cm" svg:y="5cm"/>
          <text:p text:style-name="P1">dateColumns</text:p>
          <draw:enhanced-geometry svg:viewBox="0 0 21600 21600" draw:type="rectangle" draw:enhanced-path="M 0 0 L 21600 0 21600 21600 0 21600 0 0 Z N"/>
        </draw:custom-shape>
        <draw:custom-shape draw:style-name="gr13" draw:text-style-name="P3" draw:id="id18" draw:layer="layout" svg:width="8.318cm" svg:height="1.793cm" svg:x="2.066cm" svg:y="1.319cm">
          <text:p text:style-name="P3">DateColumns: contains columns for all available dates, maybe additional dates; consists of date + number of colums of the same date</text:p>
          <draw:enhanced-geometry svg:viewBox="0 0 21600 21600" draw:glue-points="10800 0 0 10800 10800 21600 21600 10800 ?f40 ?f41" draw:text-areas="0 0 21600 21600" draw:type="rectangular-callout" draw:modifiers="-192.138478182474 30305.016722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2" draw:layer="layout" draw:type="line" svg:x1="3.368cm" svg:y1="3.994cm" svg:x2="6.224cm" svg:y2="3.11cm" draw:start-shape="id17" draw:start-glue-point="0" draw:end-shape="id18" draw:end-glue-point="6" svg:d="m3368 3994 2856-884">
          <text:p text:style-name="P5"/>
        </draw:connector>
        <draw:connector draw:style-name="gr9" draw:text-style-name="P1" draw:layer="layout" draw:type="curve" svg:x1="5.052cm" svg:y1="4.516cm" svg:x2="14.261cm" svg:y2="5.48cm" draw:start-shape="id17" draw:start-glue-point="1" draw:end-shape="id13" draw:end-glue-point="3" svg:d="m5052 4516c6907 0 2303 964 9209 964">
          <text:p text:style-name="P1">DateColumns is a supersset of availableDates,<text:line-break/>with number of columns of same date</text:p>
        </draw:connector>
        <draw:connector draw:style-name="gr9" draw:text-style-name="P1" draw:layer="layout" draw:type="curve" svg:x1="9.943cm" svg:y1="14.554cm" svg:x2="14.709cm" svg:y2="14.346cm" draw:start-shape="id10" draw:start-glue-point="1" draw:end-shape="id5" draw:end-glue-point="3" svg:d="m9943 14554c3573 0 1190-208 4766-208">
          <text:p text:style-name="P1">Lookup value<text:line-break/>in LabRowValues[date]<text:line-break/>.values</text:p>
        </draw:connector>
        <draw:custom-shape draw:style-name="gr4" draw:text-style-name="P2" draw:id="id14" draw:layer="layout" svg:width="4.109cm" svg:height="1.044cm" svg:x="1.295cm" svg:y="5.288cm">
          <draw:glue-point draw:id="4" svg:x="3.156cm" svg:y="5cm"/>
          <text:p text:style-name="P1">dateColumnsExpanded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line" svg:x1="3.349cm" svg:y1="5.288cm" svg:x2="3.368cm" svg:y2="5.038cm" draw:start-shape="id14" draw:start-glue-point="0" draw:end-shape="id17" draw:end-glue-point="2" svg:d="m3349 5288 19-250">
          <text:p text:style-name="P5"/>
        </draw:connector>
        <draw:custom-shape draw:style-name="gr13" draw:text-style-name="P3" draw:layer="layout" svg:width="8.318cm" svg:height="1.793cm" svg:x="10.159cm" svg:y="6.548cm">
          <text:p text:style-name="P3">DateColumnsExpanded: contains columns for all available dates, maybe additional dates; consists of one item for all dates on the same day</text:p>
          <draw:enhanced-geometry svg:viewBox="0 0 21600 21600" draw:glue-points="10800 0 0 10800 10800 21600 21600 10800 ?f40 ?f41" draw:text-areas="0 0 21600 21600" draw:type="rectangular-callout" draw:modifiers="-12411.1071042193 -13460.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office:forms form:automatic-focus="false" form:apply-design-mode="false"/>
        <draw:g draw:id="id19">
          <draw:glue-point draw:id="4" svg:x="4.998cm" svg:y="3.769cm"/>
          <draw:custom-shape draw:style-name="gr15" draw:text-style-name="P2" draw:layer="layout" svg:width="3.213cm" svg:height="0.972cm" svg:x="1.728cm" svg:y="4.401cm">
            <text:p text:style-name="P1">LabRowValues</text:p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3.213cm" svg:height="1.214cm" svg:x="1.728cm" svg:y="5.373cm">
            <text:p text:style-name="P3">LabItem labItem<text:line-break/>results</text:p>
            <draw:enhanced-geometry svg:viewBox="0 0 21600 21600" draw:type="rectangle" draw:enhanced-path="M 0 0 L 21600 0 21600 21600 0 21600 0 0 Z N"/>
          </draw:custom-shape>
        </draw:g>
        <draw:g draw:id="id20">
          <draw:glue-point draw:id="4" svg:x="4.998cm" svg:y="3.769cm"/>
          <draw:custom-shape draw:style-name="gr15" draw:text-style-name="P2" draw:layer="layout" svg:width="3.213cm" svg:height="0.972cm" svg:x="7.695cm" svg:y="5.184cm">
            <text:p text:style-name="P1">&lt;&lt;HashMap&gt;&gt;</text:p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3.213cm" svg:height="1.214cm" svg:x="7.695cm" svg:y="6.156cm">
            <text:p text:style-name="P3">&lt;&lt;String&gt;&gt; date<text:line-break/>values</text:p>
            <draw:enhanced-geometry svg:viewBox="0 0 21600 21600" draw:type="rectangle" draw:enhanced-path="M 0 0 L 21600 0 21600 21600 0 21600 0 0 Z N"/>
          </draw:custom-shape>
        </draw:g>
        <draw:connector draw:style-name="gr17" draw:text-style-name="P1" draw:layer="layout" draw:type="line" svg:x1="4.939cm" svg:y1="6.317cm" svg:x2="7.695cm" svg:y2="6.277cm" draw:start-shape="id19" draw:start-glue-point="4" draw:end-shape="id20" draw:end-glue-point="3" svg:d="m4939 6317 2756-40">
          <text:p text:style-name="P1"><text:line-break/>results</text:p>
        </draw:connector>
        <draw:g draw:id="id21">
          <draw:glue-point draw:id="4" svg:x="4.998cm" svg:y="3.769cm"/>
          <draw:custom-shape draw:style-name="gr15" draw:text-style-name="P2" draw:layer="layout" svg:width="3.806cm" svg:height="0.972cm" svg:x="13.608cm" svg:y="6.534cm">
            <text:p text:style-name="P1">&lt;&lt;List&gt;&gt; LabResult</text:p>
            <draw:enhanced-geometry svg:viewBox="0 0 21600 21600" draw:type="rectangle" draw:enhanced-path="M 0 0 L 21600 0 21600 21600 0 21600 0 0 Z N"/>
          </draw:custom-shape>
        </draw:g>
        <draw:connector draw:style-name="gr17" draw:text-style-name="P1" draw:layer="layout" draw:type="line" svg:x1="10.906cm" svg:y1="7.1cm" svg:x2="13.608cm" svg:y2="7.02cm" draw:start-shape="id20" draw:start-glue-point="4" draw:end-shape="id21" draw:end-glue-point="3" svg:d="m10906 7100 2702-80">
          <text:p text:style-name="P1"><text:line-break/>values</text:p>
        </draw:connector>
        <draw:frame draw:style-name="gr18" draw:layer="layout" svg:width="9.773cm" svg:height="2.032cm" svg:x="1.458cm" svg:y="1.819cm">
          <draw:text-box>
            <text:p text:style-name="P5">Classes</text:p>
          </draw:text-box>
        </draw:frame>
        <draw:g>
          <draw:glue-point draw:id="4" svg:x="4.998cm" svg:y="3.769cm"/>
          <draw:custom-shape draw:style-name="gr15" draw:text-style-name="P2" draw:layer="layout" svg:width="3.213cm" svg:height="0.972cm" svg:x="2.253cm" svg:y="9.631cm">
            <text:p text:style-name="P1">Group</text:p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3.213cm" svg:height="1.214cm" svg:x="2.253cm" svg:y="10.603cm">
            <text:p text:style-name="P3">labGroup<text:line-break/>name</text:p>
            <draw:enhanced-geometry svg:viewBox="0 0 21600 21600" draw:type="rectangle" draw:enhanced-path="M 0 0 L 21600 0 21600 21600 0 21600 0 0 Z N"/>
          </draw:custom-shape>
        </draw:g>
        <draw:custom-shape draw:style-name="gr15" draw:text-style-name="P2" draw:id="id25" draw:layer="layout" svg:width="3.213cm" svg:height="0.972cm" svg:x="15.577cm" svg:y="11.347cm">
          <text:p text:style-name="P1">LabRowSeparator</text:p>
          <draw:enhanced-geometry svg:viewBox="0 0 21600 21600" draw:type="rectangle" draw:enhanced-path="M 0 0 L 21600 0 21600 21600 0 21600 0 0 Z N"/>
        </draw:custom-shape>
        <draw:custom-shape draw:style-name="gr15" draw:text-style-name="P2" draw:id="id22" draw:layer="layout" svg:width="3.213cm" svg:height="0.972cm" svg:x="8.157cm" svg:y="11.298cm">
          <text:p text:style-name="P1">LabRowGroup</text:p>
          <draw:enhanced-geometry svg:viewBox="0 0 21600 21600" draw:type="rectangle" draw:enhanced-path="M 0 0 L 21600 0 21600 21600 0 21600 0 0 Z N"/>
        </draw:custom-shape>
        <draw:custom-shape draw:style-name="gr15" draw:text-style-name="P2" draw:id="id24" draw:layer="layout" svg:width="3.213cm" svg:height="0.972cm" svg:x="11.719cm" svg:y="11.347cm">
          <text:p text:style-name="P1">LabRowValues</text:p>
          <draw:enhanced-geometry svg:viewBox="0 0 21600 21600" draw:type="rectangle" draw:enhanced-path="M 0 0 L 21600 0 21600 21600 0 21600 0 0 Z N"/>
        </draw:custom-shape>
        <draw:custom-shape draw:style-name="gr15" draw:text-style-name="P2" draw:id="id23" draw:layer="layout" svg:width="3.213cm" svg:height="0.972cm" svg:x="11.77cm" svg:y="9.056cm">
          <text:p text:style-name="P1">&lt;&lt;interface&gt;&gt;<text:line-break/>LabRow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9.763cm" svg:y1="11.298cm" svg:x2="13.376cm" svg:y2="10.028cm" draw:start-shape="id22" draw:start-glue-point="0" draw:end-shape="id23" draw:end-glue-point="2" svg:d="m9763 11298v-635h3613v-635">
          <text:p text:style-name="P5"/>
        </draw:connector>
        <draw:connector draw:style-name="gr19" draw:text-style-name="P2" draw:layer="layout" svg:x1="13.325cm" svg:y1="11.347cm" svg:x2="13.376cm" svg:y2="10.028cm" draw:start-shape="id24" draw:start-glue-point="0" draw:end-shape="id23" draw:end-glue-point="2" svg:d="m13325 11347v-659h51v-660">
          <text:p text:style-name="P5"/>
        </draw:connector>
        <draw:connector draw:style-name="gr19" draw:text-style-name="P2" draw:layer="layout" svg:x1="17.183cm" svg:y1="11.347cm" svg:x2="13.376cm" svg:y2="10.028cm" draw:start-shape="id25" draw:start-glue-point="0" draw:end-shape="id23" draw:end-glue-point="2" svg:d="m17183 11347v-659h-3807v-660">
          <text:p text:style-name="P5"/>
        </draw:connector>
      </draw:page>
      <draw:page draw:name="page3" draw:style-name="dp1" draw:master-page-name="Standard">
        <office:forms form:automatic-focus="false" form:apply-design-mode="false"/>
        <draw:frame draw:style-name="gr18" draw:layer="layout" svg:width="15.649cm" svg:height="2.032cm" svg:x="1.459cm" svg:y="1.819cm">
          <draw:text-box>
            <text:p text:style-name="P5">Method Meanings</text:p>
          </draw:text-box>
        </draw:frame>
        <draw:custom-shape draw:style-name="gr1" draw:text-style-name="P2" draw:layer="layout" svg:width="3.368cm" svg:height="1.044cm" svg:x="3.488cm" svg:y="5.72cm">
          <text:p text:style-name="P1">getAvailableDates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5.379cm" svg:height="1.346cm" svg:x="9.238cm" svg:y="5.303cm">
          <text:p text:style-name="P3">Daten von allen Laborwerten<text:line-break/>des Patienten</text:p>
          <draw:enhanced-geometry svg:viewBox="0 0 21600 21600" draw:text-areas="800 800 20800 20800" draw:type="round-rectangular-callout" draw:modifiers="-9479.10780669145 13934.9665924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4.441cm" svg:height="1.044cm" svg:x="2.366cm" svg:y="7.887cm">
          <text:p text:style-name="P1">getAvailableDatesOfGroup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6.35cm" svg:height="1.346cm" svg:x="9.189cm" svg:y="7.47cm">
          <text:p text:style-name="P3">Daten von allen Laborwerten<text:line-break/>des Patienten einer bestimmen<text:line-break/>Gruppe</text:p>
          <draw:enhanced-geometry svg:viewBox="0 0 21600 21600" draw:text-areas="800 800 20800 20800" draw:type="round-rectangular-callout" draw:modifiers="-8029.8535663675 13934.9665924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368cm" svg:height="1.044cm" svg:x="3.091cm" svg:y="10.577cm">
          <text:p text:style-name="P1">reload()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5.379cm" svg:height="1.346cm" svg:x="8.841cm" svg:y="10.16cm">
          <text:p text:style-name="P3">Alle Werte der Tabelle neu<text:line-break/>laden, Tabelle neu füllen</text:p>
          <draw:enhanced-geometry svg:viewBox="0 0 21600 21600" draw:text-areas="800 800 20800 20800" draw:type="round-rectangular-callout" draw:modifiers="-9479.10780669145 13934.9665924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office:forms form:automatic-focus="false" form:apply-design-mode="false"/>
        <draw:frame draw:style-name="gr18" draw:text-style-name="P6" draw:layer="layout" svg:width="14.927cm" svg:height="2.032cm" svg:x="1.459cm" svg:y="1.819cm">
          <draw:text-box>
            <text:p text:style-name="P5"><text:span text:style-name="T1">Table Structure</text:span></text:p>
          </draw:text-box>
        </draw:frame>
        <draw:custom-shape draw:style-name="gr21" draw:text-style-name="P2" draw:layer="layout" svg:width="4.433cm" svg:height="0.772cm" svg:x="1.619cm" svg:y="5.578cm">
          <text:p text:style-name="P5"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4.433cm" svg:height="0.772cm" svg:x="6.053cm" svg:y="5.578cm">
          <text:p text:style-name="P3">Ref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036cm" svg:height="0.772cm" svg:x="10.486cm" svg:y="5.578cm">
          <text:p text:style-name="P3">Date1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961cm" svg:height="0.772cm" svg:x="13.522cm" svg:y="5.578cm">
          <text:p text:style-name="P3">Data2-0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786cm" svg:height="0.772cm" svg:x="16.483cm" svg:y="5.578cm">
          <text:p text:style-name="P3">Data2-1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cm" svg:y="5.578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cm" svg:y="5.578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4.433cm" svg:height="0.772cm" svg:x="1.62cm" svg:y="5.578cm">
          <text:p text:style-name="P5"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261cm" svg:height="0.772cm" svg:x="19.269cm" svg:y="5.578cm">
          <text:p text:style-name="P3">Date3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261cm" svg:height="0.772cm" svg:x="22.531cm" svg:y="5.578cm">
          <text:p text:style-name="P3">Date3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1cm" svg:y="6.35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6.055cm" svg:y="6.35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36cm" svg:height="0.772cm" svg:x="10.488cm" svg:y="6.35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961cm" svg:height="0.772cm" svg:x="13.524cm" svg:y="6.35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86cm" svg:height="0.772cm" svg:x="16.485cm" svg:y="6.35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2cm" svg:y="6.35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2cm" svg:y="6.35cm">
          <text:p text:style-name="P5"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433cm" svg:height="0.772cm" svg:x="1.622cm" svg:y="6.35cm">
          <text:p text:style-name="P3"><text:span text:style-name="T2">Gruppe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261cm" svg:height="0.772cm" svg:x="19.271cm" svg:y="6.35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261cm" svg:height="0.772cm" svg:x="22.533cm" svg:y="6.35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1cm" svg:y="7.122cm">
          <text:p text:style-name="P5"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4.433cm" svg:height="0.772cm" svg:x="6.055cm" svg:y="7.122cm">
          <text:p text:style-name="P3">Ref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036cm" svg:height="0.772cm" svg:x="10.488cm" svg:y="7.122cm">
          <text:p text:style-name="P3">Value[0]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961cm" svg:height="0.772cm" svg:x="13.524cm" svg:y="7.122cm">
          <text:p text:style-name="P3">Value[0]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786cm" svg:height="0.772cm" svg:x="16.485cm" svg:y="7.122cm">
          <text:p text:style-name="P3">Value[0]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2cm" svg:y="7.122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2cm" svg:y="7.122cm">
          <text:p text:style-name="P5"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4.433cm" svg:height="0.772cm" svg:x="1.622cm" svg:y="7.122cm">
          <text:p text:style-name="P3">Item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261cm" svg:height="0.772cm" svg:x="19.271cm" svg:y="7.122cm">
          <text:p text:style-name="P3">Value[0]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261cm" svg:height="0.772cm" svg:x="22.533cm" svg:y="7.122cm">
          <text:p text:style-name="P3">Value[0]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1cm" svg:y="7.894cm">
          <text:p text:style-name="P5"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4.433cm" svg:height="0.772cm" svg:x="6.055cm" svg:y="7.894cm">
          <text:p text:style-name="P3">Ref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036cm" svg:height="0.772cm" svg:x="10.488cm" svg:y="7.894cm">
          <text:p text:style-name="P3">Value[0]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961cm" svg:height="0.772cm" svg:x="13.524cm" svg:y="7.894cm">
          <text:p text:style-name="P3">Value[0]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786cm" svg:height="0.772cm" svg:x="16.485cm" svg:y="7.894cm">
          <text:p text:style-name="P3">Value[1]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2cm" svg:y="7.894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2cm" svg:y="7.894cm">
          <text:p text:style-name="P5"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4.433cm" svg:height="0.772cm" svg:x="1.622cm" svg:y="7.894cm">
          <text:p text:style-name="P3">Item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261cm" svg:height="0.772cm" svg:x="19.271cm" svg:y="7.894cm">
          <text:p text:style-name="P3">Value[0]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261cm" svg:height="0.772cm" svg:x="22.533cm" svg:y="7.894cm">
          <text:p text:style-name="P3">Value[0]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1cm" svg:y="8.666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6.055cm" svg:y="8.666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36cm" svg:height="0.772cm" svg:x="10.488cm" svg:y="8.666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961cm" svg:height="0.772cm" svg:x="13.524cm" svg:y="8.666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86cm" svg:height="0.772cm" svg:x="16.485cm" svg:y="8.666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2cm" svg:y="8.666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2cm" svg:y="8.666cm">
          <text:p text:style-name="P5"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4.433cm" svg:height="0.772cm" svg:x="1.622cm" svg:y="8.666cm">
          <text:p text:style-name="P3">&lt;&lt;Separator&gt;&gt;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261cm" svg:height="0.772cm" svg:x="19.271cm" svg:y="8.666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261cm" svg:height="0.772cm" svg:x="22.533cm" svg:y="8.666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1cm" svg:y="9.438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6.055cm" svg:y="9.438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36cm" svg:height="0.772cm" svg:x="10.488cm" svg:y="9.438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961cm" svg:height="0.772cm" svg:x="13.524cm" svg:y="9.438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86cm" svg:height="0.772cm" svg:x="16.485cm" svg:y="9.438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2cm" svg:y="9.438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2cm" svg:y="9.438cm">
          <text:p text:style-name="P5"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433cm" svg:height="0.772cm" svg:x="1.622cm" svg:y="9.438cm">
          <text:p text:style-name="P3"><text:span text:style-name="T2">Gruppe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261cm" svg:height="0.772cm" svg:x="19.271cm" svg:y="9.438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261cm" svg:height="0.772cm" svg:x="22.533cm" svg:y="9.438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1cm" svg:y="10.21cm">
          <text:p text:style-name="P5"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4.433cm" svg:height="0.772cm" svg:x="6.055cm" svg:y="10.21cm">
          <text:p text:style-name="P3">Ref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036cm" svg:height="0.772cm" svg:x="10.488cm" svg:y="10.21cm">
          <text:p text:style-name="P3">Value[0]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961cm" svg:height="0.772cm" svg:x="13.524cm" svg:y="10.21cm">
          <text:p text:style-name="P3">Value[0]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786cm" svg:height="0.772cm" svg:x="16.485cm" svg:y="10.21cm">
          <text:p text:style-name="P3">Value[0]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2cm" svg:y="10.21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2cm" svg:y="10.21cm">
          <text:p text:style-name="P5"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4.433cm" svg:height="0.772cm" svg:x="1.622cm" svg:y="10.21cm">
          <text:p text:style-name="P3">Item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261cm" svg:height="0.772cm" svg:x="19.271cm" svg:y="10.21cm">
          <text:p text:style-name="P3">Value[0]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261cm" svg:height="0.772cm" svg:x="22.533cm" svg:y="10.21cm">
          <text:p text:style-name="P3">Value[0]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1cm" svg:y="10.982cm">
          <text:p text:style-name="P5"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4.433cm" svg:height="0.772cm" svg:x="6.055cm" svg:y="10.982cm">
          <text:p text:style-name="P3">Ref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036cm" svg:height="0.772cm" svg:x="10.488cm" svg:y="10.982cm">
          <text:p text:style-name="P3">Value[0]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961cm" svg:height="0.772cm" svg:x="13.524cm" svg:y="10.982cm">
          <text:p text:style-name="P3">Value[0]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786cm" svg:height="0.772cm" svg:x="16.485cm" svg:y="10.982cm">
          <text:p text:style-name="P3">Value[1]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2cm" svg:y="10.982cm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33cm" svg:height="0.772cm" svg:x="1.622cm" svg:y="10.982cm">
          <text:p text:style-name="P5"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4.433cm" svg:height="0.772cm" svg:x="1.622cm" svg:y="10.982cm">
          <text:p text:style-name="P3">Item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261cm" svg:height="0.772cm" svg:x="19.271cm" svg:y="10.982cm">
          <text:p text:style-name="P3">Value[0]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261cm" svg:height="0.772cm" svg:x="22.533cm" svg:y="10.982cm">
          <text:p text:style-name="P3">Value[0]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office:forms form:automatic-focus="false" form:apply-design-mode="false"/>
        <draw:frame draw:style-name="gr18" draw:text-style-name="P6" draw:layer="layout" svg:width="9.621cm" svg:height="2.032cm" svg:x="1cm" svg:y="1cm">
          <draw:text-box>
            <text:p text:style-name="P5"><text:span text:style-name="T1">Page Layout</text:span></text:p>
          </draw:text-box>
        </draw:frame>
        <draw:frame draw:style-name="gr23" draw:layer="layout" svg:width="22.651cm" svg:height="0.645cm" svg:x="1cm" svg:y="3.032cm">
          <draw:text-box>
            <text:p text:style-name="P5">Ziel: Letzte Seite enthält aktuellste Werte, rechtsbündig. Erste Seite enthält verbleibende Werte, rechtsbündig (linker Rand ggf.lLeere Spalten).</text:p>
          </draw:text-box>
        </draw:frame>
        <draw:custom-shape draw:style-name="gr1" draw:text-style-name="P2" draw:layer="layout" svg:width="0.6cm" svg:height="0.6cm" svg:x="5.608cm" svg:y="5.50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6.208cm" svg:y="5.50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6.808cm" svg:y="5.50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7.408cm" svg:y="5.50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6cm" svg:height="0.6cm" svg:x="5.608cm" svg:y="6.298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6.208cm" svg:y="6.29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6.808cm" svg:y="6.29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7.408cm" svg:y="6.29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5.608cm" svg:y="7.16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6.208cm" svg:y="7.16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6.808cm" svg:y="7.16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7.408cm" svg:y="7.16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8.323cm" svg:y="7.16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8.923cm" svg:y="7.16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9.523cm" svg:y="7.16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0.123cm" svg:y="7.16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6cm" svg:height="0.6cm" svg:x="5.608cm" svg:y="8.041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6.208cm" svg:y="8.04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6.808cm" svg:y="8.04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7.408cm" svg:y="8.04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8.323cm" svg:y="8.04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8.923cm" svg:y="8.04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9.523cm" svg:y="8.04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0.123cm" svg:y="8.04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5.608cm" svg:y="8.86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6.208cm" svg:y="8.86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6.808cm" svg:y="8.86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7.408cm" svg:y="8.86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8.323cm" svg:y="8.86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8.923cm" svg:y="8.86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9.523cm" svg:y="8.86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0.123cm" svg:y="8.86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0.987cm" svg:y="8.86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1.587cm" svg:y="8.86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2.187cm" svg:y="8.86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2.787cm" svg:y="8.86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6cm" svg:height="0.6cm" svg:x="5.608cm" svg:y="9.66cm">
          <text:p text:style-name="P5"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6cm" svg:height="0.6cm" svg:x="6.208cm" svg:y="9.66cm">
          <text:p text:style-name="P5"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6cm" svg:height="0.6cm" svg:x="6.808cm" svg:y="9.66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7.408cm" svg:y="9.6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8.323cm" svg:y="9.6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8.923cm" svg:y="9.6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9.523cm" svg:y="9.6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0.123cm" svg:y="9.6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0.987cm" svg:y="9.6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1.587cm" svg:y="9.6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2.187cm" svg:y="9.6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2.787cm" svg:y="9.6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5.608cm" svg:y="10.53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6.208cm" svg:y="10.53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6.808cm" svg:y="10.53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7.408cm" svg:y="10.53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8.323cm" svg:y="10.53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8.923cm" svg:y="10.53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9.523cm" svg:y="10.53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0.123cm" svg:y="10.53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0.987cm" svg:y="10.53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1.587cm" svg:y="10.53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2.187cm" svg:y="10.53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2.787cm" svg:y="10.53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3.701cm" svg:y="10.53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4.301cm" svg:y="10.53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4.901cm" svg:y="10.53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5.501cm" svg:y="10.53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6cm" svg:height="0.6cm" svg:x="5.608cm" svg:y="11.403cm">
          <text:p text:style-name="P5"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6cm" svg:height="0.6cm" svg:x="6.208cm" svg:y="11.403cm">
          <text:p text:style-name="P5"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6cm" svg:height="0.6cm" svg:x="6.808cm" svg:y="11.403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7.408cm" svg:y="11.40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8.323cm" svg:y="11.40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8.923cm" svg:y="11.40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9.523cm" svg:y="11.40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0.123cm" svg:y="11.40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0.987cm" svg:y="11.40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1.587cm" svg:y="11.40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2.187cm" svg:y="11.40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2.787cm" svg:y="11.40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3.701cm" svg:y="11.40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4.301cm" svg:y="11.40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4.901cm" svg:y="11.40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15.501cm" svg:y="11.403cm">
          <text:p text:style-name="P1">x</text:p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4.428cm" svg:height="0.6cm" svg:x="1cm" svg:y="5.501cm">
          <draw:text-box>
            <text:p text:style-name="P5">1a: 1 Seite, 4 Werte</text:p>
          </draw:text-box>
        </draw:frame>
        <draw:frame draw:style-name="gr26" draw:text-style-name="P5" draw:layer="layout" svg:width="5.827cm" svg:height="0.847cm" svg:x="1cm" svg:y="4.357cm">
          <draw:text-box>
            <text:p text:style-name="P5">COLUMNS_PER_PAGE == 4</text:p>
          </draw:text-box>
        </draw:frame>
        <draw:frame draw:style-name="gr25" draw:text-style-name="P5" draw:layer="layout" svg:width="4.428cm" svg:height="0.6cm" svg:x="1cm" svg:y="6.298cm">
          <draw:text-box>
            <text:p text:style-name="P5">1b: 1 Seite, 3 Werte</text:p>
          </draw:text-box>
        </draw:frame>
        <draw:frame draw:style-name="gr25" draw:text-style-name="P5" draw:layer="layout" svg:width="4.428cm" svg:height="0.6cm" svg:x="1cm" svg:y="7.045cm">
          <draw:text-box>
            <text:p text:style-name="P5">2a: 2 Seiten, 8 Werte</text:p>
          </draw:text-box>
        </draw:frame>
        <draw:frame draw:style-name="gr25" draw:text-style-name="P5" draw:layer="layout" svg:width="4.428cm" svg:height="0.6cm" svg:x="1cm" svg:y="7.966cm">
          <draw:text-box>
            <text:p text:style-name="P5">2b: 2 Seiten, 7 Werte</text:p>
          </draw:text-box>
        </draw:frame>
        <draw:frame draw:style-name="gr25" draw:text-style-name="P5" draw:layer="layout" svg:width="4.428cm" svg:height="0.6cm" svg:x="1cm" svg:y="8.814cm">
          <draw:text-box>
            <text:p text:style-name="P5">3a: 3 Seiten, 12 Werte</text:p>
          </draw:text-box>
        </draw:frame>
        <draw:frame draw:style-name="gr25" draw:text-style-name="P5" draw:layer="layout" svg:width="4.428cm" svg:height="0.6cm" svg:x="1cm" svg:y="9.611cm">
          <draw:text-box>
            <text:p text:style-name="P5">3b: 3 Seiten, 9 Werte</text:p>
          </draw:text-box>
        </draw:frame>
        <draw:frame draw:style-name="gr25" draw:text-style-name="P5" draw:layer="layout" svg:width="4.428cm" svg:height="0.6cm" svg:x="1cm" svg:y="10.358cm">
          <draw:text-box>
            <text:p text:style-name="P5">4a: 4 Seiten, 16 Werte</text:p>
          </draw:text-box>
        </draw:frame>
        <draw:frame draw:style-name="gr25" draw:text-style-name="P5" draw:layer="layout" svg:width="4.428cm" svg:height="0.6cm" svg:x="1cm" svg:y="11.279cm">
          <draw:text-box>
            <text:p text:style-name="P5">4b: 4 Seiten, 13 Werte</text:p>
          </draw:text-box>
        </draw:frame>
        <draw:frame draw:style-name="gr23" draw:layer="layout" svg:width="2.178cm" svg:height="0.645cm" svg:x="19.154cm" svg:y="5.007cm">
          <draw:text-box>
            <text:p text:style-name="P5">Last Page:</text:p>
          </draw:text-box>
        </draw:frame>
        <draw:connector draw:style-name="gr11" draw:text-style-name="P2" draw:layer="layout" draw:type="line" svg:x1="1cm" svg:y1="5.501cm" svg:x2="28.7cm" svg:y2="5.501cm" svg:d="m1000 5501h27700">
          <text:p text:style-name="P5"/>
        </draw:connector>
        <draw:connector draw:style-name="gr11" draw:text-style-name="P2" draw:layer="layout" draw:type="line" svg:x1="1cm" svg:y1="6.2cm" svg:x2="28.7cm" svg:y2="6.2cm" svg:d="m1000 6200h27700">
          <text:p text:style-name="P5"/>
        </draw:connector>
        <draw:connector draw:style-name="gr11" draw:text-style-name="P2" draw:layer="layout" draw:type="line" svg:x1="1cm" svg:y1="7.022cm" svg:x2="28.7cm" svg:y2="7.022cm" svg:d="m1000 7022h27700">
          <text:p text:style-name="P5"/>
        </draw:connector>
        <draw:connector draw:style-name="gr11" draw:text-style-name="P2" draw:layer="layout" draw:type="line" svg:x1="1cm" svg:y1="7.869cm" svg:x2="28.7cm" svg:y2="7.869cm" svg:d="m1000 7869h27700">
          <text:p text:style-name="P5"/>
        </draw:connector>
        <draw:connector draw:style-name="gr11" draw:text-style-name="P2" draw:layer="layout" draw:type="line" svg:x1="1cm" svg:y1="8.766cm" svg:x2="28.7cm" svg:y2="8.766cm" svg:d="m1000 8766h27700">
          <text:p text:style-name="P5"/>
        </draw:connector>
        <draw:connector draw:style-name="gr11" draw:text-style-name="P2" draw:layer="layout" draw:type="line" svg:x1="1cm" svg:y1="9.537cm" svg:x2="28.7cm" svg:y2="9.537cm" svg:d="m1000 9537h27700">
          <text:p text:style-name="P5"/>
        </draw:connector>
        <draw:connector draw:style-name="gr11" draw:text-style-name="P2" draw:layer="layout" draw:type="line" svg:x1="1cm" svg:y1="10.334cm" svg:x2="28.7cm" svg:y2="10.334cm" svg:d="m1000 10334h27700">
          <text:p text:style-name="P5"/>
        </draw:connector>
        <draw:connector draw:style-name="gr11" draw:text-style-name="P2" draw:layer="layout" draw:type="line" svg:x1="1cm" svg:y1="11.231cm" svg:x2="28.7cm" svg:y2="11.231cm" svg:d="m1000 11231h27700">
          <text:p text:style-name="P5"/>
        </draw:connector>
        <draw:connector draw:style-name="gr11" draw:text-style-name="P2" draw:layer="layout" draw:type="line" svg:x1="1cm" svg:y1="12.152cm" svg:x2="28.7cm" svg:y2="12.152cm" svg:d="m1000 12152h27700">
          <text:p text:style-name="P5"/>
        </draw:connector>
        <draw:connector draw:style-name="gr11" draw:text-style-name="P2" draw:layer="layout" draw:type="line" svg:x1="16.759cm" svg:y1="4.906cm" svg:x2="16.759cm" svg:y2="12.152cm" svg:d="m16759 4906v7246">
          <text:p text:style-name="P5"/>
        </draw:connector>
        <draw:frame draw:style-name="gr23" draw:layer="layout" svg:width="0.697cm" svg:height="0.645cm" svg:x="19.154cm" svg:y="5.652cm">
          <draw:text-box>
            <text:p text:style-name="P5">0</text:p>
          </draw:text-box>
        </draw:frame>
        <draw:frame draw:style-name="gr23" draw:layer="layout" svg:width="0.697cm" svg:height="0.645cm" svg:x="19.154cm" svg:y="6.297cm">
          <draw:text-box>
            <text:p text:style-name="P5">0</text:p>
          </draw:text-box>
        </draw:frame>
        <draw:frame draw:style-name="gr23" draw:layer="layout" svg:width="0.697cm" svg:height="0.645cm" svg:x="19.143cm" svg:y="7.247cm">
          <draw:text-box>
            <text:p text:style-name="P5">1</text:p>
          </draw:text-box>
        </draw:frame>
        <draw:frame draw:style-name="gr23" draw:layer="layout" svg:width="0.697cm" svg:height="0.645cm" svg:x="19.093cm" svg:y="8.094cm">
          <draw:text-box>
            <text:p text:style-name="P5">1</text:p>
          </draw:text-box>
        </draw:frame>
        <draw:frame draw:style-name="gr23" draw:layer="layout" svg:width="0.697cm" svg:height="0.645cm" svg:x="19.093cm" svg:y="8.915cm">
          <draw:text-box>
            <text:p text:style-name="P5">2</text:p>
          </draw:text-box>
        </draw:frame>
        <draw:frame draw:style-name="gr23" draw:layer="layout" svg:width="0.697cm" svg:height="0.645cm" svg:x="19.093cm" svg:y="9.737cm">
          <draw:text-box>
            <text:p text:style-name="P5">2</text:p>
          </draw:text-box>
        </draw:frame>
        <draw:frame draw:style-name="gr23" draw:layer="layout" svg:width="0.697cm" svg:height="0.645cm" svg:x="19.169cm" svg:y="10.534cm">
          <draw:text-box>
            <text:p text:style-name="P5">3</text:p>
          </draw:text-box>
        </draw:frame>
        <draw:frame draw:style-name="gr23" draw:layer="layout" svg:width="0.697cm" svg:height="0.645cm" svg:x="19.168cm" svg:y="11.406cm">
          <draw:text-box>
            <text:p text:style-name="P5">3</text:p>
          </draw:text-box>
        </draw:frame>
        <draw:frame draw:style-name="gr27" draw:text-style-name="P5" draw:layer="layout" svg:width="14.422cm" svg:height="5.615cm" svg:x="1cm" svg:y="12.575cm">
          <draw:text-box>
            <text:p text:style-name="P5">lastPage = (numberOfDates - 1) DIV COLUMNS_PER_PAGE<text:line-break/><text:line-break/>inintial page: currentPage = lastPage<text:line-break/></text:p>
            <text:p text:style-name="P5">pageOffset = currentPage * COLUMNS_PER_PAGE</text:p>
            <text:p text:style-name="P5"/>
            <text:p text:style-name="P5">firstPageColumnOffset:</text:p>
            <text:p text:style-name="P5"><text:span text:style-name="T3">firstPageColumnOffset = (COLUMNS_PER_PAGE - (numberOfDates MOD COLUMNS_PER_PAGE)) MOD 4</text:span></text:p>
            <text:p text:style-name="P5"><text:span text:style-name="T3"/></text:p>
            <text:p text:style-name="P5">firstPageColumnOffset: First (date-)column in table that has values on the first page<text:line-break/>minColumnIndex: First (date-)column in table that has values (on the current page)<text:line-break/><text:line-break/>mapping from table column indices to dateColumnsExpanded indices is offset by<text:line-break/> <text:s/>firstPageColumnOffset</text:p>
          </draw:text-box>
        </draw:frame>
        <draw:frame draw:style-name="gr28" draw:text-style-name="P5" draw:layer="layout" svg:width="2.136cm" svg:height="5.504cm" svg:x="16.995cm" svg:y="2.29cm">
          <draw:text-box>
            <text:p text:style-name="P5">NumberOf<text:line-break/>Dates</text:p>
          </draw:text-box>
        </draw:frame>
        <draw:frame draw:style-name="gr23" draw:layer="layout" svg:width="0.697cm" svg:height="0.645cm" svg:x="16.995cm" svg:y="5.627cm">
          <draw:text-box>
            <text:p text:style-name="P5">4</text:p>
          </draw:text-box>
        </draw:frame>
        <draw:frame draw:style-name="gr23" draw:layer="layout" svg:width="0.697cm" svg:height="0.645cm" svg:x="16.995cm" svg:y="6.272cm">
          <draw:text-box>
            <text:p text:style-name="P5">3</text:p>
          </draw:text-box>
        </draw:frame>
        <draw:frame draw:style-name="gr23" draw:layer="layout" svg:width="0.697cm" svg:height="0.645cm" svg:x="16.984cm" svg:y="7.222cm">
          <draw:text-box>
            <text:p text:style-name="P5">8</text:p>
          </draw:text-box>
        </draw:frame>
        <draw:frame draw:style-name="gr23" draw:layer="layout" svg:width="0.697cm" svg:height="0.645cm" svg:x="16.934cm" svg:y="8.069cm">
          <draw:text-box>
            <text:p text:style-name="P5">7</text:p>
          </draw:text-box>
        </draw:frame>
        <draw:frame draw:style-name="gr23" draw:layer="layout" svg:width="0.891cm" svg:height="0.645cm" svg:x="16.934cm" svg:y="8.89cm">
          <draw:text-box>
            <text:p text:style-name="P5">12</text:p>
          </draw:text-box>
        </draw:frame>
        <draw:frame draw:style-name="gr23" draw:layer="layout" svg:width="0.697cm" svg:height="0.645cm" svg:x="16.934cm" svg:y="9.712cm">
          <draw:text-box>
            <text:p text:style-name="P5">9</text:p>
          </draw:text-box>
        </draw:frame>
        <draw:frame draw:style-name="gr23" draw:layer="layout" svg:width="0.891cm" svg:height="0.645cm" svg:x="17.01cm" svg:y="10.509cm">
          <draw:text-box>
            <text:p text:style-name="P5">16</text:p>
          </draw:text-box>
        </draw:frame>
        <draw:frame draw:style-name="gr23" draw:layer="layout" svg:width="0.891cm" svg:height="0.645cm" svg:x="17.009cm" svg:y="11.381cm">
          <draw:text-box>
            <text:p text:style-name="P5">13</text:p>
          </draw:text-box>
        </draw:frame>
        <draw:frame draw:style-name="gr29" draw:text-style-name="P5" draw:layer="layout" svg:width="3.15cm" svg:height="1.039cm" svg:x="21.254cm" svg:y="4.449cm">
          <draw:text-box>
            <text:p text:style-name="P5">First Page<text:line-break/>columnOffset</text:p>
          </draw:text-box>
        </draw:frame>
        <draw:frame draw:style-name="gr23" draw:layer="layout" svg:width="0.697cm" svg:height="0.645cm" svg:x="21.254cm" svg:y="5.702cm">
          <draw:text-box>
            <text:p text:style-name="P5">0</text:p>
          </draw:text-box>
        </draw:frame>
        <draw:frame draw:style-name="gr23" draw:layer="layout" svg:width="0.697cm" svg:height="0.645cm" svg:x="21.254cm" svg:y="6.347cm">
          <draw:text-box>
            <text:p text:style-name="P5">1</text:p>
          </draw:text-box>
        </draw:frame>
        <draw:frame draw:style-name="gr23" draw:layer="layout" svg:width="0.697cm" svg:height="0.645cm" svg:x="21.243cm" svg:y="7.297cm">
          <draw:text-box>
            <text:p text:style-name="P5">0</text:p>
          </draw:text-box>
        </draw:frame>
        <draw:frame draw:style-name="gr23" draw:layer="layout" svg:width="0.697cm" svg:height="0.645cm" svg:x="21.193cm" svg:y="8.144cm">
          <draw:text-box>
            <text:p text:style-name="P5">1</text:p>
          </draw:text-box>
        </draw:frame>
        <draw:frame draw:style-name="gr23" draw:layer="layout" svg:width="0.697cm" svg:height="0.645cm" svg:x="21.193cm" svg:y="8.965cm">
          <draw:text-box>
            <text:p text:style-name="P5">0</text:p>
          </draw:text-box>
        </draw:frame>
        <draw:frame draw:style-name="gr23" draw:layer="layout" svg:width="0.697cm" svg:height="0.645cm" svg:x="21.193cm" svg:y="9.787cm">
          <draw:text-box>
            <text:p text:style-name="P5">3</text:p>
          </draw:text-box>
        </draw:frame>
        <draw:frame draw:style-name="gr23" draw:layer="layout" svg:width="0.697cm" svg:height="0.645cm" svg:x="21.193cm" svg:y="10.432cm">
          <draw:text-box>
            <text:p text:style-name="P5">0</text:p>
          </draw:text-box>
        </draw:frame>
        <draw:frame draw:style-name="gr23" draw:layer="layout" svg:width="0.697cm" svg:height="0.645cm" svg:x="21.268cm" svg:y="11.456cm">
          <draw:text-box>
            <text:p text:style-name="P5">3</text:p>
          </draw:text-box>
        </draw:frame>
        <draw:frame draw:style-name="gr30" draw:text-style-name="P5" draw:layer="layout" svg:width="13.684cm" svg:height="3.403cm" svg:x="15.016cm" svg:y="12.057cm">
          <draw:text-box>
            <text:p text:style-name="P5">Number of dates <text:s text:c="9"/>0 <text:s text:c="2"/>1 <text:s text:c="2"/>2 <text:s text:c="2"/>3 <text:s text:c="2"/>4 <text:s text:c="2"/>5 <text:s text:c="2"/>6 <text:s text:c="2"/>7 <text:s text:c="2"/>8 <text:s/>9 <text:s text:c="2"/>10 <text:s text:c="2"/>11 <text:s text:c="2"/>12 <text:s text:c="2"/>13 <text:s text:c="2"/>14 <text:s text:c="2"/>15 <text:s text:c="2"/>16<text:line-break/><text:line-break/>x: MOD 4 <text:s text:c="21"/>0 <text:s text:c="2"/>1 <text:s text:c="2"/>2 <text:s/>3 <text:s text:c="2"/>0 <text:s text:c="3"/>1 <text:s text:c="2"/>2 <text:s text:c="2"/>3 <text:s/>0 <text:s text:c="2"/>1 <text:s text:c="2"/>2 <text:s text:c="4"/>3 <text:s text:c="4"/>0 <text:s text:c="4"/>1 <text:s text:c="4"/>2 <text:s text:c="5"/>3 <text:s text:c="4"/>0<text:line-break/></text:p>
            <text:p text:style-name="P5">y: DIV 4 <text:s text:c="24"/>0 <text:s/>0 <text:s text:c="2"/>0 <text:s text:c="2"/>0 <text:s/>1 <text:s text:c="3"/>1 <text:s text:c="3"/>1 <text:s text:c="2"/>1 <text:s/>2 <text:s text:c="2"/>2 <text:s text:c="2"/>2 <text:s text:c="3"/>2 <text:s text:c="5"/>3 <text:s text:c="4"/>3 <text:s text:c="3"/>3 <text:s text:c="5"/>3 <text:s text:c="4"/>4<text:line-break/><text:line-break/>(4 - x) MOD 4 <text:s text:c="15"/>0 <text:s text:c="2"/>3 <text:s/>2 <text:s text:c="2"/>1 <text:s/>0 <text:s text:c="3"/>3 <text:s text:c="2"/>2 <text:s text:c="3"/>1 <text:s/>0 <text:s text:c="2"/>3 <text:s text:c="2"/>2 <text:s text:c="3"/>1 <text:s text:c="4"/>0 <text:s text:c="6"/>3 <text:s text:c="3"/>2 <text:s text:c="4"/>1 <text:s text:c="5"/>0<text:line-break/>= firstPage column offs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6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>
        <style:tab-stops/>
      </style:paragraph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uen" style:family="graphic" style:parent-style-name="standard">
      <style:graphic-properties svg:stroke-width="0.1cm" svg:stroke-color="#008000" draw:marker-start-width="0.45cm" draw:marker-end-width="0.45cm"/>
    </style:style>
    <style:style style:name="GruenPfeil" style:family="graphic" style:parent-style-name="Guen">
      <style:graphic-properties draw:marker-end="Arrow"/>
    </style:style>
    <style:style style:name="Rot" style:family="graphic" style:parent-style-name="standard">
      <style:graphic-properties svg:stroke-width="0.1cm" svg:stroke-color="#ff0000" draw:marker-start-width="0.45cm" draw:marker-end-width="0.45cm"/>
    </style:style>
    <style:style style:name="RotPfeil" style:family="graphic" style:parent-style-name="Rot">
      <style:graphic-properties draw:marker-end="Arrow"/>
    </style:style>
    <style:style style:name="Blau" style:family="graphic" style:parent-style-name="standard">
      <style:graphic-properties svg:stroke-width="0.1cm" svg:stroke-color="#0000ff" draw:marker-start-width="0.45cm" draw:marker-end-width="0.45cm"/>
    </style:style>
    <style:style style:name="BlauPfeil" style:family="graphic" style:parent-style-name="Blau">
      <style:graphic-properties draw:marker-end="Arrow"/>
    </style:style>
    <style:style style:name="Relation" style:family="graphic" style:parent-style-name="standard">
      <style:graphic-properties draw:stroke="dash" draw:stroke-dash="Fine_20_Dashed" svg:stroke-width="0.1cm" draw:marker-start-width="0.45cm" draw:marker-end-width="0.45cm"/>
    </style:style>
    <style:style style:name="RelationPfeil" style:family="graphic" style:parent-style-name="Relation">
      <style:graphic-properties draw:marker-end="Arrow"/>
    </style:style>
    <style:style style:name="ClassName" style:family="graphic" style:parent-style-name="standard">
      <style:graphic-properties draw:textarea-horizontal-align="left" draw:textarea-vertical-align="top"/>
    </style:style>
    <style:style style:name="ClassBody" style:family="graphic" style:parent-style-name="ClassName">
      <style:graphic-properties draw:textarea-horizontal-align="left" draw:textarea-vertical-align="top"/>
    </style:style>
    <style:style style:name="TableCell" style:family="graphic" style:parent-style-name="standard">
      <style:graphic-properties draw:textarea-horizontal-align="left" draw:textarea-vertical-align="top" draw:measure-align="left-outside" draw:measure-vertical-align="above" draw:parallel="true"/>
      <style:paragraph-properties fo:text-align="start">
        <style:tab-stops/>
      </style:paragraph-properties>
    </style:style>
    <style:style style:name="Inheritance" style:family="graphic" style:parent-style-name="Relation">
      <style:graphic-properties draw:stroke="solid" svg:stroke-width="0cm" draw:marker-start-width="0.3cm" draw:marker-end="Line_20_Arrow" draw:marker-end-width="0.3cm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3T22:31:42</meta:creation-date>
    <dc:date>2008-09-29T23:00:04</dc:date>
    <meta:print-date>2008-09-28T14:50:45</meta:print-date>
    <meta:editing-cycles>24</meta:editing-cycles>
    <meta:editing-duration>PT8H10M53S</meta:editing-duration>
    <meta:user-defined meta:name="Info 1"/>
    <meta:user-defined meta:name="Info 2"/>
    <meta:user-defined meta:name="Info 3"/>
    <meta:user-defined meta:name="Info 4"/>
    <meta:document-statistic meta:object-count="284"/>
  </office:meta>
</office:document-meta>
</file>